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 style:list-style-name="L1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style="normal" style:font-name-asian="Times New Roman1" style:font-style-asian="normal" style:font-name-complex="Times New Roman1" style:font-style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6" style:family="paragraph" style:parent-style-name="Text_20_body">
      <style:text-properties style:font-name="Cambria" fo:language="en" fo:country="US"/>
    </style:style>
    <style:style style:name="P7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9" style:family="paragraph" style:parent-style-name="Text_20_body">
      <style:text-properties style:font-name="Cambria" fo:font-weight="normal" style:font-weight-asian="normal" style:font-weight-complex="normal"/>
    </style:style>
    <style:style style:name="P10" style:family="paragraph" style:parent-style-name="Text_20_body" style:list-style-name="L2">
      <style:text-properties style:font-name="Cambria"/>
    </style:style>
    <style:style style:name="P11" style:family="paragraph" style:parent-style-name="Heading_20_1">
      <style:text-properties style:font-name="Cambria" fo:language="ru" fo:country="RU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language="en" fo:country="US" style:font-name-asian="Times New Roman3" style:font-name-complex="Times New Roman3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style:font-name="Times New Roman" fo:language="en" fo:country="US" fo:font-style="normal" style:font-style-asian="normal" style:font-style-complex="normal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fo:font-weight="normal" style:font-weight-asian="normal" style:font-weight-complex="normal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frame draw:style-name="fr1" draw:name="Графический объект1" text:anchor-type="as-char" svg:width="0.951cm" svg:height="0.9cm" draw:z-index="1"><draw:image xlink:href="../../odt/images/3108.png" xlink:type="simple" xlink:show="embed" xlink:actuate="onLoad"/></draw:frame></text:p>
          </table:table-cell>
          <table:table-cell table:style-name="Table1.B1" office:value-type="string">
            <text:h text:style-name="P11" text:outline-level="1">Индуктивность идеальная</text:h>
          </table:table-cell>
        </table:table-row>
        <table:table-row>
          <table:table-cell table:style-name="Table1.A2" office:value-type="string">
            <text:p text:style-name="P13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12"><draw:frame draw:style-name="fr2" draw:name="Графический объект2" text:anchor-type="as-char" svg:width="1.191cm" svg:height="2.17cm" draw:z-index="0"><draw:image xlink:href="../../odt/images/3108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13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представляет собой модель н</text:span><text:span text:style-name="T7">елинейного сопротивления</text:span><text:span text:style-name="T2">, </text:span><text:span text:style-name="T7">описываемого</text:span><text:span text:style-name="T2"> следующим дифференциальным уравнением:</text:span></text:p>
            <text:p text:style-name="P2"><text:span text:style-name="T2"><draw:frame draw:style-name="fr3" draw:name="Объект1" text:anchor-type="as-char" svg:width="3.013cm" svg:height="1.18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P7">где </text:p>
            <text:p text:style-name="P2"><text:span text:style-name="T2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разность потенциалов;</text:span></text:p>
            <text:p text:style-name="P2"><text:span text:style-name="T2"><draw:frame draw:style-name="fr3" draw:name="Объект3" text:anchor-type="as-char" svg:width="0.524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индуктивность;</text:span></text:p>
            <text:p text:style-name="P2"><text:span text:style-name="T2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ток.</text:span></text:p>
            <text:p text:style-name="P7">Впрямую применять для вычисления токов блок типа «Интегратор» нельзя, так как это приводит к задержке на шаг и несходимости численной схемы, реализованной в данной методике построения электросетевых моделей. Поэтому здесь необходимо применять неявную схему расчёта индуктивных <text:span text:style-name="T9">(а также </text:span>ёмкостных<text:span text:style-name="T9">)</text:span> элементов.</text:p>
            <text:p text:style-name="P7">Данное дифференциальное уравнение может быть сведено к алгебраическому, путём аппроксимации производной при помощи обратной формулы Эйлера в простейшем случае:</text:p>
            <text:p text:style-name="P2"><text:span text:style-name="T2"><draw:frame draw:style-name="fr3" draw:name="Объект5" text:anchor-type="as-char" svg:width="4.036cm" svg:height="1.16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</text:span></text:p>
            <text:p text:style-name="P7">где:</text:p>
            <text:p text:style-name="P2"><text:span text:style-name="T2"><draw:frame draw:style-name="fr3" draw:name="Объект6" text:anchor-type="as-char" svg:width="1.222cm" svg:height="0.61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разность потенциалов узлов на шаге n+1, к которым подключен данный элемент;</text:span></text:p>
            <text:p text:style-name="P2"><text:span text:style-name="T2"><draw:frame draw:style-name="fr3" draw:name="Объект7" text:anchor-type="as-char" svg:width="0.467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шаг интегрирования;</text:span></text:p>
            <text:p text:style-name="P2"><text:span text:style-name="T2"><draw:frame draw:style-name="fr3" draw:name="Объект8" text:anchor-type="as-char" svg:width="1.108cm" svg:height="0.617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ток через элемент на шаге n+1;</text:span></text:p>
            <text:p text:style-name="P2"><text:soft-page-break/><text:span text:style-name="T2"><draw:frame draw:style-name="fr3" draw:name="Объект9" text:anchor-type="as-char" svg:width="0.714cm" svg:height="0.617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– ток через элемент на шаге n.</text:span></text:p>
            <text:p text:style-name="P7">Соотвественно этому соотношению индуктивность может быть представлена как линейное сопротивление с проводимостью равной:</text:p>
            <text:p text:style-name="P2"><text:span text:style-name="T2"><draw:frame draw:style-name="fr3" draw:name="Объект10" text:anchor-type="as-char" svg:width="1.339cm" svg:height="1.16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,</text:span></text:p>
            <text:p text:style-name="P7">с источником тока равным:</text:p>
            <text:p text:style-name="P2"><text:span text:style-name="T2"><draw:frame draw:style-name="fr3" draw:name="Объект11" text:anchor-type="as-char" svg:width="3.681cm" svg:height="1.168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.</text:span></text:p>
            <text:p text:style-name="P8"><draw:frame draw:style-name="fr2" draw:name="Графический объект3" text:anchor-type="as-char" svg:width="16.589cm" svg:height="10.557cm" draw:z-index="13"><draw:image xlink:href="../../odt/images/3108_ris_1.png" xlink:type="simple" xlink:show="embed" xlink:actuate="onLoad"/></draw:frame></text:p>
            <text:p text:style-name="P8">Рисунок <text:span text:style-name="T9">1 – </text:span>Внутренняя структура блока «Индуктивность идеальная»</text:p>
            <text:p text:style-name="P9">На рисунке 1 изображена графически представленная в среде разработки ПК «МВТУ-4» схема аппроксимации индуктивности, соотвествующая вышеприведённым соотношениям.</text:p>
            <text:p text:style-name="P1"><text:span text:style-name="T10">Свойства</text:span><text:span text:style-name="T9">:</text:span></text:p>
            <text:list xml:id="list7081545907218803017" text:style-name="L1">
              <text:list-item>
                <text:p text:style-name="P3"><text:span text:style-name="T2">И</text:span><text:span text:style-name="T7">ндуктивность, Гн</text:span> – число, задающее значение индуктивности.</text:p>
              </text:list-item>
              <text:list-item>
                <text:p text:style-name="P3">Начальный ток, А – число, задающее начальное значение тока.</text:p>
              </text:list-item>
            </text:list>
            <text:p text:style-name="P1"><text:span text:style-name="T17">Примеры</text:span> заполнения <text:span text:style-name="T9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oft-page-break/><text:span text:style-name="T10">Числов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4"><text:span text:style-name="T1">И</text:span>ндуктивность, Гн</text:p>
                </table:table-cell>
                <table:table-cell table:style-name="Таблица1.B3" office:value-type="string">
                  <text:p text:style-name="P1">0.6</text:p>
                </table:table-cell>
              </table:table-row>
              <table:table-row>
                <table:table-cell table:style-name="Таблица1.A3" office:value-type="string">
                  <text:p text:style-name="P4">Начальный ток, А</text:p>
                </table:table-cell>
                <table:table-cell table:style-name="Таблица1.B3" office:value-type="string">
                  <text:p text:style-name="P2">0.0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8">Именованное</text:span><text:span text:style-name="T17"> задание </text:span><text:span text:style-name="T12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4"><text:span text:style-name="T1">И</text:span>ндуктивность, Гн</text:p>
                </table:table-cell>
                <table:table-cell table:style-name="Таблица1.B3" office:value-type="string">
                  <text:p text:style-name="P6">L0</text:p>
                </table:table-cell>
              </table:table-row>
              <table:table-row>
                <table:table-cell table:style-name="Таблица1.A3" office:value-type="string">
                  <text:p text:style-name="P4">Начальный ток, А</text:p>
                </table:table-cell>
                <table:table-cell table:style-name="Таблица1.B3" office:value-type="string">
                  <text:p text:style-name="P6">i0</text:p>
                </table:table-cell>
              </table:table-row>
            </table:table>
            <text:p text:style-name="P1"><text:span text:style-name="T18">Примечани</text:span><text:span text:style-name="T10">я</text:span>:</text:p>
            <text:list xml:id="list3154119072883904709" text:style-name="L2">
              <text:list-item>
                <text:p text:style-name="P10"><text:span text:style-name="T9">Свойства блока должны быть </text:span><text:span text:style-name="T11">скалярными</text:span><text:span text:style-name="T9"> величинами</text:span>.</text:p>
              </text:list-item>
              <text:list-item>
                <text:p text:style-name="P5">Именованные<text:span text:style-name="T1"> свойств</text:span>а<text:span text:style-name="T1"> </text:span>задаются<text:span text:style-name="T1"> как </text:span><text:span text:style-name="T8">локальные</text:span><text:span text:style-name="T1"> </text:span>переменные<text:span text:style-name="T1"> модели (или субмодели) во вкладке </text:span><text:span text:style-name="T3">Параметры</text:span><text:span text:style-name="T1"> или как глобальны</text:span>е<text:span text:style-name="T1"> сигнал</text:span>ы<text:span text:style-name="T1"> проекта при помощи пункта главного меню </text:span><text:span text:style-name="T3">Графика</text:span><text:span text:style-name="T1"> </text:span><text:span text:style-name="T5">→</text:span><text:span text:style-name="T6"> </text:span><text:span text:style-name="T4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дуктивность идеальная</dc:title>
    <dc:date>2014-12-01T18:50:33.91</dc:date>
    <meta:generator>OpenOffice/4.1.1$Win32 OpenOffice.org_project/411m6$Build-9775</meta:generator>
    <meta:editing-duration>PT4H1M12S</meta:editing-duration>
    <meta:editing-cycles>103</meta:editing-cycles>
    <meta:document-statistic meta:table-count="2" meta:image-count="3" meta:object-count="11" meta:page-count="3" meta:paragraph-count="48" meta:word-count="245" meta:character-count="181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i>L</mi>
          <mo stretchy="false">⋅</mo>
          <mrow>
            <mfrac>
              <mrow>
                <mi mathvariant="italic">di</mi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</mrow>
    </mrow>
    <annotation encoding="StarMath 5.0">u(t) = L cdot {{di(t)} over {dt}}</annotation>
  </semantics>
</math>
</file>

<file path=Object 10/content.xml><?xml version="1.0" encoding="utf-8"?>
<math xmlns="http://www.w3.org/1998/Math/MathML">
  <semantics>
    <mrow>
      <mrow>
        <mi>y</mi>
        <mo stretchy="false">=</mo>
        <mfrac>
          <mi>h</mi>
          <mi>L</mi>
        </mfrac>
      </mrow>
    </mrow>
    <annotation encoding="StarMath 5.0">y = h over L</annotation>
  </semantics>
</math>
</file>

<file path=Object 11/content.xml><?xml version="1.0" encoding="utf-8"?>
<math xmlns="http://www.w3.org/1998/Math/MathML">
  <semantics>
    <mrow>
      <mrow>
        <msub>
          <mi>i</mi>
          <mi mathvariant="italic">src</mi>
        </msub>
        <mo stretchy="false">=</mo>
        <mrow>
          <msup>
            <mi>i</mi>
            <mrow>
              <mo stretchy="false">[</mo>
              <mrow>
                <mrow>
                  <mi>n</mi>
                  <mo stretchy="false">−</mo>
                  <mn>1</mn>
                </mrow>
              </mrow>
              <mo stretchy="false">]</mo>
            </mrow>
          </msup>
          <mo stretchy="false">+</mo>
          <mrow>
            <mfrac>
              <mi>h</mi>
              <mi>L</mi>
            </mfrac>
            <mo stretchy="false">⋅</mo>
            <msup>
              <mi>u</mi>
              <mrow>
                <mo stretchy="false">[</mo>
                <mrow>
                  <mi>n</mi>
                </mrow>
                <mo stretchy="false">]</mo>
              </mrow>
            </msup>
          </mrow>
        </mrow>
      </mrow>
    </mrow>
    <annotation encoding="StarMath 5.0">i_src = i^[n-1] + h over L cdot u^[n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row>
        <msup>
          <mi>i</mi>
          <mrow>
            <mo stretchy="false">[</mo>
            <mrow>
              <mrow>
                <mi>n</mi>
                <mo stretchy="false">+</mo>
                <mn>1</mn>
              </mrow>
            </mrow>
            <mo stretchy="false">]</mo>
          </mrow>
        </msup>
        <mo stretchy="false">=</mo>
        <mrow>
          <msup>
            <mi>i</mi>
            <mrow>
              <mo stretchy="false">[</mo>
              <mrow>
                <mi>n</mi>
              </mrow>
              <mo stretchy="false">]</mo>
            </mrow>
          </msup>
          <mo stretchy="false">+</mo>
          <mrow>
            <mfrac>
              <mi>h</mi>
              <mi>L</mi>
            </mfrac>
            <mo stretchy="false">⋅</mo>
            <msup>
              <mi>u</mi>
              <mrow>
                <mo stretchy="false">[</mo>
                <mrow>
                  <mrow>
                    <mi>n</mi>
                    <mo stretchy="false">+</mo>
                    <mn>1</mn>
                  </mrow>
                </mrow>
                <mo stretchy="false">]</mo>
              </mrow>
            </msup>
          </mrow>
        </mrow>
      </mrow>
    </mrow>
    <annotation encoding="StarMath 5.0">i^[n+1] = i^[n] + h over L cdot u^[n+1]</annotation>
  </semantics>
</math>
</file>

<file path=Object 6/content.xml><?xml version="1.0" encoding="utf-8"?>
<math xmlns="http://www.w3.org/1998/Math/MathML">
  <semantics>
    <mrow>
      <msup>
        <mi>u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u^[n+1]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sup>
        <mi>i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i^[n+1]</annotation>
  </semantics>
</math>
</file>

<file path=Object 9/content.xml><?xml version="1.0" encoding="utf-8"?>
<math xmlns="http://www.w3.org/1998/Math/MathML">
  <semantics>
    <mrow>
      <msup>
        <mi>i</mi>
        <mrow>
          <mo stretchy="false">[</mo>
          <mrow>
            <mi>n</mi>
          </mrow>
          <mo stretchy="false">]</mo>
        </mrow>
      </msup>
    </mrow>
    <annotation encoding="StarMath 5.0">i^[n]</annotation>
  </semantics>
</math>
</file>